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style:font-name-asian="Times New Roman2" style:font-name-complex="Times New Roman2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 fo:font-weight="bold" style:font-weight-asian="bold" style:font-weight-complex="bold"/>
    </style:style>
    <style:style style:name="P7" style:family="paragraph" style:parent-style-name="Standard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12" style:family="paragraph" style:parent-style-name="Heading_20_1">
      <style:text-properties style:font-name="Cambria"/>
    </style:style>
    <style:style style:name="P13" style:family="paragraph" style:parent-style-name="Text_20_body" style:list-style-name="L1">
      <style:text-properties style:font-name="Cambria" fo:language="ru" fo:country="RU"/>
    </style:style>
    <style:style style:name="P14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language="en" fo:country="US" style:font-name-asian="Times New Roman2" style:font-name-complex="Times New Roman2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8" style:family="text">
      <style:text-properties style:font-name-asian="Times New Roman3" style:font-name-complex="Times New Roman3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0095.png" xlink:type="simple" xlink:show="embed" xlink:actuate="onLoad"/></draw:frame></text:p>
          </table:table-cell>
          <table:table-cell table:style-name="Table1.B1" office:value-type="string">
            <text:h text:style-name="P12" text:outline-level="1">Ключ управляемый нормально разомкнутый тип 3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71cm" svg:height="3.889cm" draw:z-index="1"><draw:image xlink:href="../images/0095s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4">Блок реализует функцию управляемого ключа по алгоритму:</text:p>
            <text:p text:style-name="P5"><draw:frame draw:style-name="fr4" draw:name="Object3" text:anchor-type="as-char" svg:width="9.008cm" svg:height="2.685cm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2"><text:span text:style-name="T1">где </text:span><text:span text:style-name="T6">x₁(t), x₂(t) </text:span><text:span text:style-name="T4">— </text:span><text:span text:style-name="T1">входные</text:span><text:span text:style-name="T4"> сигналы блока </text:span><text:span text:style-name="T5">(</text:span><text:span text:style-name="T4">или векторы сигналов), </text:span><text:span text:style-name="T6">y₁(t), y₂(t) </text:span><text:span text:style-name="T4">— </text:span><text:span text:style-name="T1">выходные</text:span><text:span text:style-name="T4"> сигналы блока (или векторы сигналов).</text:span></text:p>
            <text:p text:style-name="P2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разомкнут</text:span><text:span text:style-name="T3">, при подаче управляющего сигнала ключ </text:span><text:span text:style-name="T2">за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0"><draw:frame draw:style-name="fr3" draw:name="Графический объект3" text:anchor-type="as-char" svg:width="6.38cm" svg:height="2.799cm" draw:z-index="3"><draw:image xlink:href="../images/0095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10"><draw:frame draw:style-name="fr2" draw:name="Графический объект4" text:anchor-type="as-char" svg:width="6.35cm" svg:height="2.75cm" draw:z-index="4"><draw:image xlink:href="../images/0095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11">Управляющий = 0</text:p>
                </table:table-cell>
                <table:table-cell table:style-name="Таблица1.A1" office:value-type="string">
                  <text:p text:style-name="P11">Управляющий = 1</text:p>
                </table:table-cell>
              </table:table-row>
            </table:table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8">→</text:span> «Войти в субмодель».</text:p>
            <text:p text:style-name="P2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6">Примечания:</text:p>
            <text:list xml:id="list1322058568942605777" text:style-name="L1">
              <text:list-item>
                <text:p text:style-name="P13">По умолчанию блок формирует <text:span text:style-name="T9">скалярный</text:span> выходной сигнал.</text:p>
              </text:list-item>
              <text:list-item>
                <text:p text:style-name="P14"><text:span text:style-name="T10">П</text:span><text:span text:style-name="T4">оскольку алгоритм ключа (в субмодели) выполнен при помощи блок</text:span>ов<text:span text:style-name="T4"> «Перемножитель», то при подаче управляющего сигнала, отличного от 1, на выходе блока </text:span>будут<text:span text:style-name="T4"> сигналы, равный произведению </text:span><text:span text:style-name="T7">xᵢ(t)</text:span><text:span text:style-name="T5"> </text:span><text:span text:style-name="T4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3</dc:title>
    <dc:date>2014-12-16T12:13:35.69</dc:date>
    <meta:generator>OpenOffice/4.1.1$Win32 OpenOffice.org_project/411m6$Build-9775</meta:generator>
    <meta:editing-duration>PT1H45M41S</meta:editing-duration>
    <meta:editing-cycles>36</meta:editing-cycles>
    <meta:document-statistic meta:table-count="2" meta:image-count="4" meta:object-count="1" meta:page-count="1" meta:paragraph-count="19" meta:word-count="152" meta:character-count="1017"/>
  </office:meta>
</office:document-meta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